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2e73b" officeooo:paragraph-rsid="0002e73b"/>
    </style:style>
    <style:style style:name="P2" style:family="paragraph" style:parent-style-name="Standard">
      <style:text-properties officeooo:rsid="0002e73b" officeooo:paragraph-rsid="0004a7f0"/>
    </style:style>
    <style:style style:name="P3" style:family="paragraph" style:parent-style-name="Standard">
      <style:paragraph-properties fo:text-align="center" style:justify-single-word="false"/>
      <style:text-properties fo:font-weight="bold" officeooo:rsid="0002e73b" officeooo:paragraph-rsid="0002e73b" style:font-weight-asian="bold" style:font-weight-complex="bold"/>
    </style:style>
    <style:style style:name="P4" style:family="paragraph" style:parent-style-name="Standard">
      <style:text-properties style:text-underline-style="solid" style:text-underline-width="auto" style:text-underline-color="font-color" officeooo:rsid="0002e73b" officeooo:paragraph-rsid="0002e73b"/>
    </style:style>
    <style:style style:name="P5" style:family="paragraph" style:parent-style-name="Standard">
      <style:text-properties style:text-underline-style="solid" style:text-underline-width="auto" style:text-underline-color="font-color" fo:font-weight="normal" officeooo:rsid="00039621" officeooo:paragraph-rsid="00039621"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039621" officeooo:paragraph-rsid="0004a7f0"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02e73b" officeooo:paragraph-rsid="0004a7f0"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045b79"/>
    </style:style>
    <style:style style:name="T4" style:family="text">
      <style:text-properties officeooo:rsid="00045b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AUTHIER Silvère – GMIN101 – Intelligence Artificielle</text:p>
      <text:p text:style-name="P1"/>
      <text:p text:style-name="P1"/>
      <text:p text:style-name="P1"><text:span text:style-name="T1">Fonctionnalités complètement implémentées :</text:span> </text:p>
      <text:p text:style-name="P1"/>
      <text:p text:style-name="P1">- Forward Chaining d'ordre 0</text:p>
      <text:p text:style-name="P1">- Forward Chaining d'ordre 1</text:p>
      <text:p text:style-name="P1">- Saturation</text:p>
      <text:p text:style-name="P1">- Substitutions</text:p>
      <text:p text:style-name="P1">- Requête</text:p>
      <text:p text:style-name="P1">- Homomorphisme</text:p>
      <text:p text:style-name="P1">- Backtrack</text:p>
      <text:p text:style-name="P1">- Restriction des domaines</text:p>
      <text:p text:style-name="P1">- Requête avancée (homomorphisme et affichage de certains termes)</text:p>
      <text:p text:style-name="P1">- Unification</text:p>
      <text:p text:style-name="P1"/>
      <text:p text:style-name="P1"/>
      <text:p text:style-name="P4">Fonctionnalités non-implémentées :</text:p>
      <text:p text:style-name="P1"/>
      <text:p text:style-name="P1">- GDR</text:p>
      <text:p text:style-name="P1">- Utilisation du GDR</text:p>
      <text:p text:style-name="P1"/>
      <text:p text:style-name="P1">* La classe GDR est créée mais la fonction de calcul de celui-ci n'est pas implémentée... Manque de temps ?</text:p>
      <text:p text:style-name="P1"/>
      <text:p text:style-name="P1"/>
      <text:p text:style-name="P5">Détails :</text:p>
      <text:p text:style-name="P5"><text:span text:style-name="T2"/></text:p>
      <text:p text:style-name="P5"><text:span text:style-name="T2">Ont aussi été créés pour le besoin des Tps :</text:span></text:p>
      <text:p text:style-name="P5"><text:span text:style-name="T2">- Constructeurs par recopie</text:span></text:p>
      <text:p text:style-name="P5"><text:span text:style-name="T2">- Constructeurs d'instanciation par substitution</text:span></text:p>
      <text:p text:style-name="P5"><text:span text:style-name="T2">- Méthodes d'égalité entre deux classes</text:span></text:p>
      <text:p text:style-name="P5"><text:span text:style-name="T2">- Méthodes d'affichage</text:span></text:p>
      <text:p text:style-name="P5"><text:span text:style-name="T2">- Modifications afin de ne pas avoir de doublons</text:span></text:p>
      <text:p text:style-name="P5"><text:span text:style-name="T2">- Approximation de la complexité pour les homomorphismes (avec ou sans restriction de domaines)</text:span></text:p>
      <text:p text:style-name="P6"><text:span text:style-name="T2">- Equals et HashCode pour la classe Term (pour utiliser correctement HashMap)</text:span></text:p>
      <text:p text:style-name="P2"/>
      <text:p text:style-name="P7"><text:span text:style-name="T2">* Pour la restriction des domaines, une meilleure méthode hashCode() dans la classe Term devrait être implémentée, actuellement, elle prend la valeur ascii du premier caractère du </text:span><text:span text:style-name="T3">label</text:span><text:span text:style-name="T2"> au lieu de faire un calcul de puissance suivant la position des caractères et les ajouter... Les termes 'A' et 'AB' renvoient donc la même valeur ici. Je n'ai pas trouvé utile pour les besoins du TP de compliquer ce po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er </meta:initial-creator>
    <meta:creation-date>2013-12-16T14:10:45.793182403</meta:creation-date>
    <meta:generator>LibreOffice/4.1.3.2$Linux_X86_64 LibreOffice_project/410m0$Build-2</meta:generator>
    <dc:date>2013-12-16T14:33:19.616483050</dc:date>
    <dc:creator>silver </dc:creator>
    <meta:editing-duration>PT9M13S</meta:editing-duration>
    <meta:editing-cycles>4</meta:editing-cycles>
    <meta:document-statistic meta:table-count="0" meta:image-count="0" meta:object-count="0" meta:page-count="1" meta:paragraph-count="26" meta:word-count="207" meta:character-count="1303" meta:non-whitespace-character-count="1119"/>
  </office:meta>
</office:document-meta>
</file>